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cm"/>
    </style:style>
    <style:style style:name="co2" style:family="table-column">
      <style:table-column-properties fo:break-before="auto" style:column-width="1.706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2.1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0.035cm solid #000000" style:diagonal-bl-tr="none" style:diagonal-tl-br="none" fo:border-left="0.088cm solid #000000" fo:border-right="0.035cm solid #000000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order-bottom="0.035cm solid #000000" style:diagonal-bl-tr="none" style:diagonal-tl-br="none" fo:border-left="0.088cm solid #000000" fo:border-right="0.035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0.088cm solid #000000" style:diagonal-bl-tr="none" style:diagonal-tl-br="none" fo:border-left="0.088cm solid #000000" fo:border-right="0.035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fo:border-bottom="0.088cm solid #000000" style:diagonal-bl-tr="none" style:diagonal-tl-br="none" fo:border-left="0.088cm solid #000000" fo:border-right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1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fo:border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order-bottom="0.088cm solid #000000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border-bottom="0.088cm solid #000000" style:diagonal-bl-tr="none" style:diagonal-tl-br="none" fo:border-left="none" fo:border-right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 style:data-style-name="N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0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108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035cm solid #000000" style:diagonal-bl-tr="none" style:diagonal-tl-br="none" fo:border-left="0.035cm solid #000000" fo:border-right="0.088cm solid #000000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1">
      <style:table-cell-properties fo:border-bottom="0.035cm solid #0000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fo:border-bottom="0.035cm solid #0000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fo:border-bottom="0.088cm solid #0000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order-bottom="0.088cm solid #000000" style:diagonal-bl-tr="none" style:diagonal-tl-br="none" fo:border-left="none" fo:border-right="0.088cm solid #000000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48cm" svg:stroke-color="#000000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table table:name="CR040693" table:style-name="ta1" table:print="false"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3" table:number-columns-repeated="7" table:default-cell-style-name="ce2"/>
        <table:table-column table:style-name="co4" table:number-columns-repeated="1012" table:default-cell-style-name="Default"/>
        <table:table-row table:style-name="ro1">
          <table:table-cell table:style-name="ce1" office:value-type="string">
            <text:p>Exercice 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>
            <text:p>Nombre de cas possibles 10*9*8 = 7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. 1</text:p>
          </table:table-cell>
          <table:table-cell office:value-type="string">
            <text:p>D. 2</text:p>
          </table:table-cell>
          <table:table-cell office:value-type="string">
            <text:p>D.3</text:p>
          </table:table-cell>
          <table:table-cell office:value-type="string">
            <text:p>Cas fav.</text:p>
          </table:table-cell>
          <table:table-cell office:value-type="string">
            <text:p>Proba</text:p>
          </table:table-cell>
          <table:table-cell table:number-columns-repeated="1019"/>
        </table:table-row>
        <table:table-row table:style-name="ro1">
          <table:table-cell table:number-columns-repeated="3" office:value-type="string">
            <text:p>B</text:p>
          </table:table-cell>
          <table:table-cell office:value-type="string">
            <text:p>8*7*6</text:p>
          </table:table-cell>
          <table:table-cell table:style-name="ce13" office:value-type="string">
            <text:p>48/90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8*7*2</text:p>
          </table:table-cell>
          <table:table-cell table:style-name="ce13" office:value-type="string">
            <text:p>14/90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8*2*7</text:p>
          </table:table-cell>
          <table:table-cell table:style-name="ce13" office:value-type="string">
            <text:p>14/90</text:p>
          </table:table-cell>
          <table:table-cell table:number-columns-repeated="1019"/>
        </table:table-row>
        <table:table-row table:style-name="ro1"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8*2*1</text:p>
          </table:table-cell>
          <table:table-cell table:style-name="ce14" office:value-type="string">
            <text:p>.2/90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table:number-columns-repeated="2" office:value-type="string">
            <text:p>B</text:p>
          </table:table-cell>
          <table:table-cell office:value-type="string">
            <text:p>2*8*7</text:p>
          </table:table-cell>
          <table:table-cell table:style-name="ce13" office:value-type="string">
            <text:p>14/90</text:p>
          </table:table-cell>
          <table:table-cell table:number-columns-repeated="1019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2*8*1</text:p>
          </table:table-cell>
          <table:table-cell table:style-name="ce13" office:value-type="string">
            <text:p>.2/90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2*1*8</text:p>
          </table:table-cell>
          <table:table-cell table:style-name="ce13" office:value-type="string">
            <text:p>.2/9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a variable aléatoire X peut prendre les valeurs de 0 à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X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5" office:value-type="string">
            <text:p>Somme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(X)</text:p>
          </table:table-cell>
          <table:table-cell table:style-name="ce8" table:formula="of:=42/90" office:value-type="percentage" office:value="0.466666666666667">
            <text:p>46,67%</text:p>
          </table:table-cell>
          <table:table-cell table:style-name="ce8" table:formula="of:=42/90" office:value-type="percentage" office:value="0.466666666666667">
            <text:p>46,67%</text:p>
          </table:table-cell>
          <table:table-cell table:style-name="ce8" table:formula="of:=6/90" office:value-type="percentage" office:value="0.0666666666666667">
            <text:p>6,67%</text:p>
          </table:table-cell>
          <table:table-cell table:style-name="ce16" table:formula="of:=SUM([.B17:.D17])" office:value-type="percentage" office:value="1">
            <text:p>100,00%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(X)*X</text:p>
          </table:table-cell>
          <table:table-cell table:style-name="ce9" table:formula="of:=[.B17]*[.B16]" office:value-type="float" office:value="0">
            <text:p>0,00</text:p>
          </table:table-cell>
          <table:table-cell table:style-name="ce9" table:formula="of:=[.C17]*[.C16]" office:value-type="float" office:value="0.466666666666667">
            <text:p>0,47</text:p>
          </table:table-cell>
          <table:table-cell table:style-name="ce9" table:formula="of:=[.D17]*[.D16]" office:value-type="float" office:value="0.133333333333333">
            <text:p>0,13</text:p>
          </table:table-cell>
          <table:table-cell table:style-name="ce17" table:formula="of:=SUM([.B18:.D18])" office:value-type="float" office:value="0.6">
            <text:p>0,6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p(X)*X²</text:p>
          </table:table-cell>
          <table:table-cell table:style-name="ce10" table:formula="of:=[.B18]*[.B16]" office:value-type="float" office:value="0">
            <text:p>0,00</text:p>
          </table:table-cell>
          <table:table-cell table:style-name="ce10" table:formula="of:=[.C18]*[.C16]" office:value-type="float" office:value="0.466666666666667">
            <text:p>0,47</text:p>
          </table:table-cell>
          <table:table-cell table:style-name="ce10" table:formula="of:=[.D18]*[.D16]" office:value-type="float" office:value="0.266666666666667">
            <text:p>0,27</text:p>
          </table:table-cell>
          <table:table-cell table:style-name="ce18" table:formula="of:=SUM([.B19:.D19])" office:value-type="float" office:value="0.733333333333333">
            <text:p>0,7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yenne E(X) =</text:p>
          </table:table-cell>
          <table:table-cell/>
          <table:table-cell table:style-name="ce12" table:formula="of:=[.E18]" office:value-type="float" office:value="0.6">
            <text:p>0,60</text:p>
          </table:table-cell>
          <table:table-cell table:number-columns-repeated="1021"/>
        </table:table-row>
        <table:table-row table:style-name="ro1">
          <table:table-cell office:value-type="string">
            <text:p>Variance V(X) =</text:p>
          </table:table-cell>
          <table:table-cell/>
          <table:table-cell table:formula="of:=[.E19]-[.E18]^2" office:value-type="float" office:value="0.373333333333333">
            <text:p>0,3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xercice 3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it E le sous-système composé de B et C en //</text:p>
          </table:table-cell>
          <table:table-cell table:number-columns-repeated="1023"/>
        </table:table-row>
        <table:table-row table:style-name="ro1">
          <table:table-cell office:value-type="string">
            <text:p>E est en panne si les 2 composants sont en panne</text:p>
          </table:table-cell>
          <table:table-cell table:number-columns-repeated="1023"/>
        </table:table-row>
        <table:table-row table:style-name="ro1">
          <table:table-cell office:value-type="string">
            <text:p>1-p(E)=(1-p(A))*(1-p(C))</text:p>
          </table:table-cell>
          <table:table-cell table:number-columns-repeated="2"/>
          <table:table-cell office:value-type="string">
            <text:p>soit p(E)=</text:p>
          </table:table-cell>
          <table:table-cell table:formula="of:=1-0.3*0.35" office:value-type="float" office:value="0.895">
            <text:p>0,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it F le sous-système composé de A et E en série</text:p>
          </table:table-cell>
          <table:table-cell table:number-columns-repeated="1023"/>
        </table:table-row>
        <table:table-row table:style-name="ro1">
          <table:table-cell office:value-type="string">
            <text:p>F fonctionne si A et E fonctionnent</text:p>
          </table:table-cell>
          <table:table-cell table:number-columns-repeated="1023"/>
        </table:table-row>
        <table:table-row table:style-name="ro1">
          <table:table-cell office:value-type="string">
            <text:p>p(F)=p(A)*p(E)</text:p>
          </table:table-cell>
          <table:table-cell table:number-columns-repeated="2"/>
          <table:table-cell office:value-type="string">
            <text:p>soit p(F)=</text:p>
          </table:table-cell>
          <table:table-cell table:formula="of:=[.E28]*0.9" office:value-type="float" office:value="0.8055">
            <text:p>0,8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oit, enfin le système S composé de F et D en //</text:p>
          </table:table-cell>
          <table:table-cell table:number-columns-repeated="1023"/>
        </table:table-row>
        <table:table-row table:style-name="ro1">
          <table:table-cell office:value-type="string">
            <text:p>S est en panne si F et D sont en panne</text:p>
          </table:table-cell>
          <table:table-cell table:number-columns-repeated="1023"/>
        </table:table-row>
        <table:table-row table:style-name="ro1">
          <table:table-cell office:value-type="string">
            <text:p>1-p(S)=(1-p(F))*(1-p(D))</text:p>
          </table:table-cell>
          <table:table-cell table:number-columns-repeated="2"/>
          <table:table-cell office:value-type="string">
            <text:p>soit p(S)=</text:p>
          </table:table-cell>
          <table:table-cell table:formula="of:=1-(1-[.E32])*(0.3)" office:value-type="float" office:value="0.94165">
            <text:p>0,9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La fiabilité du système est de 94,16 %</text:p>
          </table:table-cell>
          <table:table-cell table:style-name="ce11" table:number-columns-repeated="3"/>
          <table:table-cell table:style-name="ce1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Exercic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a fiabilité du sytème série est actuellement de 0,94*0,92*0,60*0,70*0,95, soit de</text:p>
          </table:table-cell>
          <table:table-cell table:number-columns-repeated="6"/>
          <table:table-cell table:formula="of:=0.94*0.92*0.6*0.7*0.95" office:value-type="float" office:value="0.3450552">
            <text:p>0,35</text:p>
          </table:table-cell>
          <table:table-cell table:number-columns-repeated="1016"/>
        </table:table-row>
        <table:table-row table:style-name="ro1">
          <table:table-cell office:value-type="string">
            <text:p>Si tous les éléments avaient une fiabilité de 0,92 on aurait une fiabilité de </text:p>
          </table:table-cell>
          <table:table-cell table:number-columns-repeated="6"/>
          <table:table-cell table:formula="of:=0.92^5" office:value-type="float" office:value="0.6590815232">
            <text:p>0,66</text:p>
          </table:table-cell>
          <table:table-cell table:number-columns-repeated="1016"/>
        </table:table-row>
        <table:table-row table:style-name="ro1">
          <table:table-cell office:value-type="string">
            <text:p>Il faut donc atteindre une fiabilité supérieure à 0,92 pour les 2 élements faibles du système</text:p>
          </table:table-cell>
          <table:table-cell table:number-columns-repeated="1023"/>
        </table:table-row>
        <table:table-row table:style-name="ro1">
          <table:table-cell office:value-type="string">
            <text:p>Prenons le cas du composant le moins fiable (R=0,6)</text:p>
          </table:table-cell>
          <table:table-cell table:number-columns-repeated="1023"/>
        </table:table-row>
        <table:table-row table:style-name="ro1">
          <table:table-cell office:value-type="string">
            <text:p>En //, 2 composants à 0,6 donnent une fiabilité de </text:p>
          </table:table-cell>
          <table:table-cell table:number-columns-repeated="4"/>
          <table:table-cell table:formula="of:=1-0.4^2" office:value-type="float" office:value="0.84">
            <text:p>0,84</text:p>
          </table:table-cell>
          <table:table-cell table:number-columns-repeated="1018"/>
        </table:table-row>
        <table:table-row table:style-name="ro1">
          <table:table-cell office:value-type="string">
            <text:p>3 composants donnet une fiabilité de </text:p>
          </table:table-cell>
          <table:table-cell table:number-columns-repeated="4"/>
          <table:table-cell table:formula="of:=1-0.4^3" office:value-type="float" office:value="0.936">
            <text:p>0,9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ur le composant à 0,7, 2 comoosants en //, on a une fiabilité de </text:p>
          </table:table-cell>
          <table:table-cell table:number-columns-repeated="5"/>
          <table:table-cell table:formula="of:=1-0.3^2" office:value-type="float" office:value="0.91">
            <text:p>0,9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a fiabilité du système deviendrait donc </text:p>
          </table:table-cell>
          <table:table-cell table:number-columns-repeated="3"/>
          <table:table-cell table:formula="of:=0.94*0.92*0.936*0.91*0.95" office:value-type="float" office:value="0.6997719456">
            <text:p>0,7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Démonstration de la formule pour une redondance à 3 éléments</text:p>
          </table:table-cell>
          <table:table-cell table:number-columns-repeated="1023"/>
        </table:table-row>
        <table:table-row table:style-name="ro1">
          <table:table-cell office:value-type="string">
            <text:p>Le système est en panne si tous les composants sont en panne </text:p>
          </table:table-cell>
          <table:table-cell table:number-columns-repeated="1023"/>
        </table:table-row>
        <table:table-row table:style-name="ro1">
          <table:table-cell office:value-type="string">
            <text:p>La probabilité de panne d'un composant vaut 1-R</text:p>
          </table:table-cell>
          <table:table-cell table:number-columns-repeated="1023"/>
        </table:table-row>
        <table:table-row table:style-name="ro1">
          <table:table-cell office:value-type="string">
            <text:p>La panne simultanée des 3 composants vaut (1-R)*(1-R)*(1-R) = 1-3R+3R²-R^3</text:p>
          </table:table-cell>
          <table:table-cell table:number-columns-repeated="1023"/>
        </table:table-row>
        <table:table-row table:style-name="ro1">
          <table:table-cell office:value-type="string">
            <text:p>La fiabilité est le complément à 1, soit 3R-3R²+R^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ercice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ustom-shape table:end-cell-address="CR040693.B62" table:end-x="0.838cm" table:end-y="0.08cm" draw:z-index="2" draw:name="Texte 12" draw:style-name="gr1" draw:text-style-name="P2" svg:width="0.81cm" svg:height="0.346cm" svg:x="0.028cm" svg:y="0.186cm">
              <text:p text:style-name="P1"><text:span text:style-name="T1">TTF</text:span></text:p>
              <draw:enhanced-geometry svg:viewBox="0 0 21600 21600" draw:type="mso-spt202" draw:enhanced-path="M 0 0 L 21600 0 21600 21600 0 21600 0 0 Z N"/>
            </draw:custom-shape>
            <draw:custom-shape table:end-cell-address="CR040693.C62" table:end-x="0.698cm" table:end-y="0.08cm" draw:z-index="4" draw:name="Texte 14" draw:style-name="gr1" draw:text-style-name="P2" svg:width="0.809cm" svg:height="0.346cm" svg:x="1.393cm" svg:y="0.186cm">
              <text:p text:style-name="P1"><text:span text:style-name="T1">TBF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2"/>
        </table:table-row>
        <table:table-row table:style-name="ro1">
          <table:table-cell>
            <draw:line table:end-cell-address="CR040693.B62" table:end-x="1.366cm" table:end-y="0.106cm" draw:z-index="1" draw:name="Line 11" draw:style-name="gr2" draw:text-style-name="P2" svg:x1="1.421cm" svg:y1="0.106cm" svg:x2="2.87cm" svg:y2="0.106cm">
              <text:p/>
            </draw:line>
          </table:table-cell>
          <table:table-cell>
            <draw:line table:end-cell-address="CR040693.F62" table:end-x="1.145cm" table:end-y="0.106cm" draw:z-index="3" draw:name="Line 13" draw:style-name="gr2" draw:text-style-name="P2" svg:x1="1.421cm" svg:y1="0.106cm" svg:x2="7.552cm" svg:y2="0.106cm">
              <text:p/>
            </draw:line>
          </table:table-cell>
          <table:table-cell>
            <draw:custom-shape table:end-cell-address="CR040693.D63" table:end-x="0.114cm" table:end-y="0.133cm" draw:z-index="6" draw:name="Texte 16" draw:style-name="gr1" draw:text-style-name="P2" svg:width="0.837cm" svg:height="0.372cm" svg:x="0.781cm" svg:y="0.212cm">
              <text:p text:style-name="P1"><text:span text:style-name="T1">TTR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1"/>
        </table:table-row>
        <table:table-row table:style-name="ro1">
          <table:table-cell>
            <draw:g table:end-cell-address="CR040693.G64" table:end-x="0.42cm" table:end-y="0.449cm" draw:z-index="0" draw:name="Group 10">
              <draw:line draw:name="Line 1" draw:style-name="gr3" draw:text-style-name="P2" svg:x1="1.448cm" svg:y1="0.001cm" svg:x2="2.98cm" svg:y2="0.001cm">
                <text:p/>
              </draw:line>
              <draw:line draw:name="Line 2" draw:style-name="gr3" draw:text-style-name="P2" svg:x1="2.952cm" svg:y1="0.901cm" svg:x2="4.484cm" svg:y2="0.901cm">
                <text:p/>
              </draw:line>
              <draw:line draw:name="Line 3" draw:style-name="gr3" draw:text-style-name="P2" svg:x1="4.457cm" svg:y1="0.901cm" svg:x2="5.989cm" svg:y2="0.901cm">
                <text:p/>
              </draw:line>
              <draw:line draw:name="Line 4" draw:style-name="gr3" draw:text-style-name="P2" svg:x1="5.99cm" svg:y1="0.001cm" svg:x2="7.522cm" svg:y2="0.001cm">
                <text:p/>
              </draw:line>
              <draw:line draw:name="Line 5" draw:style-name="gr3" draw:text-style-name="P2" svg:x1="7.523cm" svg:y1="0.001cm" svg:x2="9.055cm" svg:y2="0.001cm">
                <text:p/>
              </draw:line>
              <draw:line draw:name="Line 6" draw:style-name="gr3" draw:text-style-name="P2" svg:x1="2.952cm" svg:y1="0.001cm" svg:x2="2.952cm" svg:y2="0.901cm">
                <text:p/>
              </draw:line>
              <draw:line draw:name="Line 7" draw:style-name="gr3" draw:text-style-name="P2" svg:x1="5.962cm" svg:y1="0.001cm" svg:x2="5.962cm" svg:y2="0.901cm">
                <text:p/>
              </draw:line>
              <draw:line draw:name="Line 8" draw:style-name="gr3" draw:text-style-name="P2" svg:x1="9.027cm" svg:y1="0.001cm" svg:x2="9.027cm" svg:y2="0.901cm">
                <text:p/>
              </draw:line>
              <draw:line draw:name="Line 9" draw:style-name="gr3" draw:text-style-name="P2" svg:x1="9.027cm" svg:y1="0.901cm" svg:x2="10.559cm" svg:y2="0.901cm">
                <text:p/>
              </draw:line>
            </draw:g>
          </table:table-cell>
          <table:table-cell>
            <draw:custom-shape table:end-cell-address="CR040693.C64" table:end-x="0.81cm" table:end-y="0.186cm" draw:z-index="8" draw:name="Texte 18" draw:style-name="gr1" draw:text-style-name="P2" svg:width="0.837cm" svg:height="0.397cm" svg:x="1.477cm" svg:y="0.241cm">
              <text:p text:style-name="P1"><text:span text:style-name="T1">DT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line table:end-cell-address="CR040693.D63" table:end-x="1.451cm" table:end-y="0.16cm" draw:z-index="5" draw:name="Line 15" draw:style-name="gr2" draw:text-style-name="P2" svg:x1="0.781cm" svg:y1="0.16cm" svg:x2="2.955cm" svg:y2="0.16cm">
              <text:p/>
            </draw:line>
          </table:table-cell>
          <table:table-cell>
            <draw:custom-shape table:end-cell-address="CR040693.E64" table:end-x="0.642cm" table:end-y="0.186cm" draw:z-index="10" draw:name="Texte 20" draw:style-name="gr1" draw:text-style-name="P2" svg:width="0.864cm" svg:height="0.397cm" svg:x="1.478cm" svg:y="0.241cm">
              <text:p text:style-name="P1"><text:span text:style-name="T1">UT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0"/>
        </table:table-row>
        <table:table-row table:style-name="ro1">
          <table:table-cell table:number-columns-repeated="2"/>
          <table:table-cell>
            <draw:line table:end-cell-address="CR040693.D64" table:end-x="1.423cm" table:end-y="0.212cm" draw:z-index="7" draw:name="Line 17" draw:style-name="gr2" draw:text-style-name="P2" svg:x1="0cm" svg:y1="0.212cm" svg:x2="2.927cm" svg:y2="0.212cm">
              <text:p/>
            </draw:line>
          </table:table-cell>
          <table:table-cell>
            <draw:line table:end-cell-address="CR040693.F64" table:end-x="1.088cm" table:end-y="0.186cm" draw:z-index="9" draw:name="Line 19" draw:style-name="gr2" draw:text-style-name="P2" svg:x1="1.478cm" svg:y1="0.186cm" svg:x2="4.487cm" svg:y2="0.186cm">
              <text:p/>
            </draw:line>
            <draw:custom-shape table:end-cell-address="CR040693.E65" table:end-x="0.838cm" table:end-y="0.346cm" draw:z-index="12" draw:name="Texte 22" draw:style-name="gr1" draw:text-style-name="P2" svg:width="0.866cm" svg:height="0.399cm" svg:x="1.672cm" svg:y="0.399cm">
              <text:p text:style-name="P1"><text:span text:style-name="T1">DP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0"/>
        </table:table-row>
        <table:table-row table:style-name="ro1">
          <table:table-cell table:number-columns-repeated="4"/>
          <table:table-cell>
            <draw:line table:end-cell-address="CR040693.F65" table:end-x="0.782cm" table:end-y="0.346cm" draw:z-index="11" draw:name="Line 21" draw:style-name="gr2" draw:text-style-name="P2" svg:x1="0cm" svg:y1="0.346cm" svg:x2="2.481cm" svg:y2="0.346cm">
              <text:p/>
            </draw:line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F </number:text>
    </number:number-style>
    <number:number-style style:name="N122P1" style:volatile="true">
      <number:text>-</number:text>
      <number:number number:decimal-places="0" number:min-integer-digits="1" number:grouping="true"/>
      <number:text> F </number:text>
    </number:number-style>
    <number:number-style style:name="N122P2" style:volatile="true">
      <number:text> - F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F </number:text>
    </number:number-style>
    <number:number-style style:name="N124P1" style:volatile="true">
      <number:text>-</number:text>
      <number:number number:decimal-places="2" number:min-integer-digits="1" number:grouping="true"/>
      <number:text> F </number:text>
    </number:number-style>
    <number:number-style style:name="N124P2" style:volatile="true">
      <number:text> -</number:text>
      <number:number number:decimal-places="0" number:min-integer-digits="0"/>
      <number:text> F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3">23/10/2010</text:date>, <text:time>16:0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23T16:06:17.26</dc:date>
    <meta:editing-duration>PT00H00M20S</meta:editing-duration>
    <meta:editing-cycles>1</meta:editing-cycles>
    <meta:document-statistic meta:table-count="1" meta:cell-count="106" meta:object-count="13"/>
    <meta:generator>OpenOffice.org/3.2$Win32 OpenOffice.org_project/320m18$Build-9502</meta:generator>
  </office:meta>
</office:document-meta>
</file>